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style:font-name="Arial-ItalicMT" fo:font-size="16pt" fo:font-style="italic" style:font-name-asian="Arial-ItalicMT" style:font-size-asian="16pt" style:font-style-asian="italic" style:font-name-complex="Arial-ItalicMT" style:font-size-complex="16pt" style:font-style-complex="italic"/>
    </style:style>
    <style:style style:name="P4"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5"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language="sv" fo:country="SE"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fo:language="sv" fo:country="SE" style:font-size-asian="12pt" style:font-size-complex="12pt"/>
    </style:style>
    <style:style style:name="P10" style:family="paragraph" style:parent-style-name="Standard">
      <style:text-properties fo:font-size="16pt" style:font-size-asian="16pt" style:font-size-complex="16pt"/>
    </style:style>
    <style:style style:name="T1"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för Supesu</text:p>
      <text:p text:style-name="P2"/>
      <text:p text:style-name="P2">Funktionella krav</text:p>
      <text:p text:style-name="P6"/>
      <text:p text:style-name="P2">F1 Användning av spelet</text:p>
      <text:p text:style-name="P6"/>
      <text:p text:style-name="P6">Användaren måste ha .NET 4.0, XNA 4.0 Redistributable och DirectX samt tillräcklig datorprestanda.</text:p>
      <text:p text:style-name="P6"/>
      <text:p text:style-name="P2"/>
      <text:p text:style-name="P2"/>
      <text:p text:style-name="P2">F2 Menyer</text:p>
      <text:p text:style-name="P6"/>
      <text:p text:style-name="P6">När spelet startas ska en meny presenteras för spelare där man kan välja ett antal olika alternativ. New Game, Highscores, Unlockables, Options, Exit Game.</text:p>
      <text:p text:style-name="P6"/>
      <text:p text:style-name="P6">Referens: BK 1</text:p>
      <text:p text:style-name="P6">Status: Klar</text:p>
      <text:p text:style-name="P6">Testning: Testas genom att gå igenom alla menyval när de är implementerade för att se till att de fungerar som tänkt.</text:p>
      <text:p text:style-name="P6">Prioritet: Hög</text:p>
      <text:p text:style-name="P6"/>
      <text:p text:style-name="P2">F3 Undermenyer till menyval</text:p>
      <text:p text:style-name="P2"/>
      <text:p text:style-name="P6">New game ska leda till tre nya val, Easy, Normal samt Hard.</text:p>
      <text:p text:style-name="P6"/>
      <text:p text:style-name="P6">Options ska leda till nya menyval som hanterar de olika alternativen för spelet.</text:p>
      <text:p text:style-name="P6"/>
      <text:p text:style-name="P6">Referens: BK 1</text:p>
      <text:p text:style-name="P6">Status: Klar</text:p>
      <text:p text:style-name="P6">Testning: Testas genom att gå igenom alla menyval när de är implementerade för att se till att de fungerar som tänkt.</text:p>
      <text:p text:style-name="P6">Prioritet: Låg</text:p>
      <text:p text:style-name="P6"/>
      <text:p text:style-name="P2">F4 Kontroller</text:p>
      <text:p text:style-name="P6"/>
      <text:p text:style-name="P6">Spelaren ska med hjälp av tangentbordet kunna styra farkosten och avfyra vapen.</text:p>
      <text:p text:style-name="P6"/>
      <text:p text:style-name="P6">Referenser: BK 3</text:p>
      <text:p text:style-name="P6">Status: Klar</text:p>
      <text:p text:style-name="P6">Testning: Testas genom att efter implementation prova ifall kontrollerna fungerar som tänkt.</text:p>
      <text:p text:style-name="P6">Prioritet: Medel</text:p>
      <text:p text:style-name="P2"/>
      <text:p text:style-name="P2"/>
      <text:p text:style-name="P2"/>
      <text:p text:style-name="P2"/>
      <text:p text:style-name="P2"/>
      <text:p text:style-name="P2"><text:soft-page-break/>F5 Spelarens farkost</text:p>
      <text:p text:style-name="P6"/>
      <text:p text:style-name="P6">Skapa en farkost som spelaren kan styra, detta inkluderar hitboxes, vapen, hitboxes och kod för att kontrollera allt detta.</text:p>
      <text:p text:style-name="P6"/>
      <text:p text:style-name="P6">Referenser:</text:p>
      <text:p text:style-name="P6">Status: påbörjat</text:p>
      <text:p text:style-name="P6">Testning: Prova att spela spelet</text:p>
      <text:p text:style-name="P6">Prioritet: Hög</text:p>
      <text:p text:style-name="P6"/>
      <text:p text:style-name="P2">F6 Fiender</text:p>
      <text:p text:style-name="P6"/>
      <text:p text:style-name="P6">När spelar kommer in i sjävla spelet, ska det finnas ett antal fiender på skärmen som ska skjuta imot spelaren.</text:p>
      <text:p text:style-name="P6"/>
      <text:p text:style-name="P6">Referenser:</text:p>
      <text:p text:style-name="P6">Status: påbörjat</text:p>
      <text:p text:style-name="P6">Testning: Spela spelet, se till att de finns och att de skjuter.</text:p>
      <text:p text:style-name="P6">Prioritet: Medel</text:p>
      <text:p text:style-name="P6"/>
      <text:p text:style-name="P6">6.1 Med hjälp av ett random värde(rätt lågt) så ska en fiende kunna skapas, denna flyger högst upp på skärmen från ena siden till den andra, ifall spelaren lyckas döda denna får han/hon en chans på bonus poäng, eller minus poäng.</text:p>
      <text:p text:style-name="P6"/>
      <text:p text:style-name="P2">F7 Hitboxes</text:p>
      <text:p text:style-name="P6"/>
      <text:p text:style-name="P6">Om spelaren blir träffad av fiendernas attacker ska ett liv försvinna ifrån spelarens total antal liv. Om spelaren träffar en av fienderna med sitt eget vapen så ska fienden dö/Förlora ett av sina totala liv.</text:p>
      <text:p text:style-name="P6"/>
      <text:p text:style-name="P6">Referenser:</text:p>
      <text:p text:style-name="P6">Status: Klar</text:p>
      <text:p text:style-name="P6">Testning: Spela spelet, se till att ovanstående fungerar som tänkt, whitebox testning.</text:p>
      <text:p text:style-name="P6">Prioritet: Medel</text:p>
      <text:p text:style-name="P6"/>
      <text:p text:style-name="P2">F8 Paus funktion</text:p>
      <text:p text:style-name="P6"/>
      <text:p text:style-name="P6">Mitt i spelet ska spelaren kunna pausa spelet, det ska gå att antingen gå till menyn eller tillbaka till spelet.</text:p>
      <text:p text:style-name="P6"/>
      <text:p text:style-name="P6">Referenser:</text:p>
      <text:p text:style-name="P6">Status: <text:span text:style-name="T1">Klar</text:span></text:p>
      <text:p text:style-name="P6">Testning: Prova ifall paus funktionen fungerar som den ska.</text:p>
      <text:p text:style-name="P6">Prioritet: Medel</text:p>
      <text:p text:style-name="P6"/>
      <text:p text:style-name="P6"/>
      <text:p text:style-name="P6"/>
      <text:p text:style-name="P6"/>
      <text:p text:style-name="P6"/>
      <text:p text:style-name="P6"/>
      <text:p text:style-name="P6"/>
      <text:p text:style-name="P2"><text:soft-page-break/>F9<text:span text:style-name="T1"> Hantering för nivåer</text:span></text:p>
      <text:p text:style-name="P6"/>
      <text:p text:style-name="P7">Det ska vara möjligt att på ett relativt enkelt sett skapa nya nivåer.</text:p>
      <text:p text:style-name="P6"/>
      <text:p text:style-name="P6">Referenser:</text:p>
      <text:p text:style-name="P6">Status: Klar</text:p>
      <text:p text:style-name="P6">Testning: T<text:span text:style-name="T1">esta olika nivåer.</text:span></text:p>
      <text:p text:style-name="P6">Prioritet: Medel</text:p>
      <text:p text:style-name="P2"/>
      <text:p text:style-name="P2">F10<text:span text:style-name="T1"> Ingame UI</text:span></text:p>
      <text:p text:style-name="P6"/>
      <text:p text:style-name="P7">Detta inkluderar en poängräknare och multiplier för score, hur mycket liv spelaren har kvar, text som säger att esc =&gt; paus, vilken nivå man är på samt svårigthetsgrad. Hur mycket HP bossen har kvar.</text:p>
      <text:p text:style-name="P7"/>
      <text:p text:style-name="P7">Mätare för multiplier, tidsräknare som omvandlas till poäng efter avklarad nivå?</text:p>
      <text:p text:style-name="P6"/>
      <text:p text:style-name="P6">Referenser:</text:p>
      <text:p text:style-name="P6">Status: Påbörjad</text:p>
      <text:p text:style-name="P6">Testning: T<text:span text:style-name="T1">esta olika nivåer.</text:span></text:p>
      <text:p text:style-name="P6">Prioritet: Medel</text:p>
      <text:p text:style-name="P2"/>
      <text:p text:style-name="P2">Projektkrav</text:p>
      <text:p text:style-name="P2"/>
      <text:p text:style-name="P2">P1 Poängsystem</text:p>
      <text:p text:style-name="P6"/>
      <text:p text:style-name="P6">Spelet ska ha ett poängsystem som räknar poängen spelaren får i varje spelrunda, sparar detta och skapar en lokal rankningslista. Den totala poängen kommer också att visas och med hjälp av den så ska spelaren kunna låsa upp olika vapen, farkoster och bakgrunder.</text:p>
      <text:p text:style-name="P6"/>
      <text:p text:style-name="P6">Referenser: BK 2</text:p>
      <text:p text:style-name="P6">Status: Ej påbörjat</text:p>
      <text:p text:style-name="P6">Testning: Testas genom att spela spelet och kontrollera poängen i highscorelistan, se till att de upplåsbara vapen, farkoster och bakgrunder går att välja när poängen är nådd.</text:p>
      <text:p text:style-name="P6">Proritet: Medel</text:p>
      <text:p text:style-name="P6"/>
      <text:p text:style-name="P6">P1.1</text:p>
      <text:p text:style-name="P6">Multiplier</text:p>
      <text:p text:style-name="P6"/>
      <text:p text:style-name="P6">Det ska finnas en multiplier med en mätare som visar hur lång tid det är kvar.</text:p>
      <text:p text:style-name="P6">PÅBÖRJAD</text:p>
      <text:p text:style-name="P2"/>
      <text:p text:style-name="P2"/>
      <text:p text:style-name="P2"/>
      <text:p text:style-name="P2"/>
      <text:p text:style-name="P2"/>
      <text:p text:style-name="P2"/>
      <text:p text:style-name="P2"/>
      <text:p text:style-name="P2"><text:soft-page-break/></text:p>
      <text:p text:style-name="P2">P2 Nivåer och level design</text:p>
      <text:p text:style-name="P6"/>
      <text:p text:style-name="P6">I spelet ska det finnas minnst 3st olika nivåer, i varje nivå ska det finnas vanliga monster som spelaren måste utplåna, därefter kommer en boss som också den måste förintas. När spelaren har gjort detta kommer den att ta sig vidare till nästa nivå. Fienderna ska med olika medel försöka utplåna spelaren innan det motsatta händer.</text:p>
      <text:p text:style-name="P6"/>
      <text:p text:style-name="P6">Referenser: BK 4</text:p>
      <text:p text:style-name="P6">Status: Ej påbörjat</text:p>
      <text:p text:style-name="P6">Testning: Denna del testas genom att spela spelet.</text:p>
      <text:p text:style-name="P6">Prioritet: Hög</text:p>
      <text:p text:style-name="P6"/>
      <text:p text:style-name="P2">P3 Unlockables</text:p>
      <text:p text:style-name="P6"/>
      <text:p text:style-name="P6">Det ska finnas olika skepp och vapen för spelaren att låsa upp beroende på hur mycket totala poäng det finns.</text:p>
      <text:p text:style-name="P6"/>
      <text:p text:style-name="P6">Referenser:</text:p>
      <text:p text:style-name="P6">Status: Ej påbörjat</text:p>
      <text:p text:style-name="P6">Testning: Denna del testas genom att spela spelet och se ifall sakerna låses upp och går att använda</text:p>
      <text:p text:style-name="P6">Prioritet: medel</text:p>
      <text:p text:style-name="P6"/>
      <text:p text:style-name="P3">Namn och program</text:p>
      <text:p text:style-name="P3"/>
      <text:p text:style-name="P4">Hampus Karlsson, hk222gn</text:p>
      <text:p text:style-name="P5">Utvecklare av digitala tjän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8M34S</meta:editing-duration>
    <meta:editing-cycles>29</meta:editing-cycles>
    <meta:generator>OpenOffice/4.0.1$Win32 OpenOffice.org_project/401m5$Build-9714</meta:generator>
    <dc:date>2014-05-11T23:22:35.73</dc:date>
    <meta:document-statistic meta:table-count="0" meta:image-count="0" meta:object-count="0" meta:page-count="4" meta:paragraph-count="87" meta:word-count="685" meta:character-count="4214"/>
    <meta:user-defined meta:name="Info 1"/>
    <meta:user-defined meta:name="Info 2"/>
    <meta:user-defined meta:name="Info 3"/>
    <meta:user-defined meta:name="Info 4"/>
  </office:meta>
</office:document-meta>
</file>